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This</text:span><text:span text:style-name="T2_2"><text:s/></text:span><text:span text:style-name="T2_3">file</text:span><text:span text:style-name="T2_4"><text:s/></text:span><text:span text:style-name="T2_5">contains</text:span><text:span text:style-name="T2_6"><text:s/></text:span><text:span text:style-name="T2_7">the</text:span><text:span text:style-name="T2_8"><text:s/></text:span><text:span text:style-name="T2_9">change</text:span><text:span text:style-name="T2_10"><text:s/></text:span><text:span text:style-name="T2_11">history</text:span><text:span text:style-name="T2_12"><text:s/></text:span><text:span text:style-name="T2_13">of</text:span><text:span text:style-name="T2_14"><text:s/></text:span><text:span text:style-name="T2_15">the</text:span><text:span text:style-name="T2_16"><text:s/></text:span><text:span text:style-name="T2_17">Dallas</text:span><text:span text:style-name="T2_18"><text:s/></text:span><text:span text:style-name="T2_19">Temperature</text:span><text:span text:style-name="T2_20"><text:s/></text:span><text:span text:style-name="T2_21">Control</text:span><text:span text:style-name="T2_22"><text:s/></text:span><text:span text:style-name="T2_23">Library</text:span><text:span text:style-name="T2_24">.</text:span></text:p>
      <text:p text:style-name="P3"/>
      <text:p text:style-name="P4"><text:span text:style-name="T4_1">VERSION</text:span><text:span text:style-name="T4_2"><text:s/>3.7.2<text:s/></text:span><text:span text:style-name="T4_3">BETA</text:span></text:p>
      <text:p text:style-name="P5"><text:span text:style-name="T5_1">===================</text:span></text:p>
      <text:p text:style-name="P6"><text:span text:style-name="T6_1">DATE</text:span><text:span text:style-name="T6_2">:<text:s/>6<text:s/></text:span><text:span text:style-name="T6_3">DEC</text:span><text:span text:style-name="T6_4"><text:s text:c="2"/>2011</text:span></text:p>
      <text:p text:style-name="P7"/>
      <text:p text:style-name="P8"><text:span text:style-name="T8_1">-<text:s/></text:span><text:span text:style-name="T8_2">Jordan</text:span><text:span text:style-name="T8_3"><text:s/></text:span><text:span text:style-name="T8_4">Hochenbaum</text:span><text:span text:style-name="T8_5"><text:s/>[</text:span><text:span text:style-name="T8_6">jhochenbaum</text:span><text:span text:style-name="T8_7">@</text:span><text:span text:style-name="T8_8">gmail</text:span><text:span text:style-name="T8_9">.</text:span><text:span text:style-name="T8_10">com</text:span><text:span text:style-name="T8_11">]<text:s/></text:span><text:span text:style-name="T8_12">updated</text:span><text:span text:style-name="T8_13"><text:s/></text:span><text:span text:style-name="T8_14">library</text:span><text:span text:style-name="T8_15"><text:s/></text:span><text:span text:style-name="T8_16">for</text:span><text:span text:style-name="T8_17"><text:s/></text:span><text:span text:style-name="T8_18">compatibility</text:span><text:span text:style-name="T8_19"><text:s/></text:span><text:span text:style-name="T8_20">with</text:span><text:span text:style-name="T8_21"><text:s/></text:span><text:span text:style-name="T8_22">Arduino</text:span><text:span text:style-name="T8_23"><text:s/>1.0.</text:span></text:p>
      <text:p text:style-name="P9"/>
      <text:p text:style-name="P10"><text:span text:style-name="T10_1">VERSION</text:span><text:span text:style-name="T10_2"><text:s/>3.7.0<text:s/></text:span><text:span text:style-name="T10_3">BETA</text:span></text:p>
      <text:p text:style-name="P11"><text:span text:style-name="T11_1">===================</text:span></text:p>
      <text:p text:style-name="P12"><text:span text:style-name="T12_1">DATE</text:span><text:span text:style-name="T12_2">:<text:s/>11<text:s/></text:span><text:span text:style-name="T12_3">JAN</text:span><text:span text:style-name="T12_4"><text:s text:c="2"/>2011</text:span></text:p>
      <text:p text:style-name="P13"/>
      <text:p text:style-name="P14"><text:span text:style-name="T14_1">-<text:s/></text:span><text:span text:style-name="T14_2">Rob</text:span><text:span text:style-name="T14_3"><text:s/></text:span><text:span text:style-name="T14_4">Tillaart</text:span><text:span text:style-name="T14_5"><text:s/>[</text:span><text:span text:style-name="T14_6">rob</text:span><text:span text:style-name="T14_7">.</text:span><text:span text:style-name="T14_8">tillaart</text:span><text:span text:style-name="T14_9">@</text:span><text:span text:style-name="T14_10">gmail</text:span><text:span text:style-name="T14_11">.</text:span><text:span text:style-name="T14_12">com</text:span><text:span text:style-name="T14_13">]<text:s/></text:span><text:span text:style-name="T14_14">added</text:span><text:span text:style-name="T14_15"><text:s/></text:span><text:span text:style-name="T14_16">async</text:span><text:span text:style-name="T14_17"><text:s/></text:span><text:span text:style-name="T14_18">modus</text:span><text:span text:style-name="T14_19"><text:s/>(</text:span><text:span text:style-name="T14_20">v</text:span><text:span text:style-name="T14_21">3.7.0)</text:span></text:p>
      <text:p text:style-name="P15"><text:span text:style-name="T15_1"><text:s text:c="2"/></text:span><text:span text:style-name="T15_2">The</text:span><text:span text:style-name="T15_3"><text:s/></text:span><text:span text:style-name="T15_4">library</text:span><text:span text:style-name="T15_5"><text:s/></text:span><text:span text:style-name="T15_6">is</text:span><text:span text:style-name="T15_7"><text:s/></text:span><text:span text:style-name="T15_8">backwards</text:span><text:span text:style-name="T15_9"><text:s/></text:span><text:span text:style-name="T15_10">compatible</text:span><text:span text:style-name="T15_11"><text:s/></text:span><text:span text:style-name="T15_12">with</text:span><text:span text:style-name="T15_13"><text:s/></text:span><text:span text:style-name="T15_14">version</text:span><text:span text:style-name="T15_15"><text:s/>3.6.0</text:span></text:p>
      <text:p text:style-name="P16"/>
      <text:p text:style-name="P17"><text:span text:style-name="T17_1"><text:s text:c="2"/></text:span><text:span text:style-name="T17_2">MAJOR</text:span><text:span text:style-name="T17_3">:<text:s/></text:span><text:span text:style-name="T17_4">async</text:span><text:span text:style-name="T17_5"><text:s/></text:span><text:span text:style-name="T17_6">modus</text:span></text:p>
      <text:p text:style-name="P18"><text:span text:style-name="T18_1"><text:s text:c="2"/>------------------</text:span></text:p>
      <text:p text:style-name="P19"><text:span text:style-name="T19_1">-<text:s/></text:span><text:span text:style-name="T19_2">Added</text:span><text:span text:style-name="T19_3"><text:s/>-<text:s/></text:span><text:span text:style-name="T19_4">private</text:span><text:span text:style-name="T19_5"><text:s/></text:span><text:span text:style-name="T19_6">bool</text:span><text:span text:style-name="T19_7"><text:s/></text:span><text:span text:style-name="T19_8">waitForConversion</text:span><text:span text:style-name="T19_9">.<text:s/></text:span></text:p>
      <text:p text:style-name="P20"><text:span text:style-name="T20_1">This</text:span><text:span text:style-name="T20_2"><text:s/></text:span><text:span text:style-name="T20_3">boolean</text:span><text:span text:style-name="T20_4"><text:s/></text:span><text:span text:style-name="T20_5">is</text:span><text:span text:style-name="T20_6"><text:s/></text:span><text:span text:style-name="T20_7">default</text:span><text:span text:style-name="T20_8"><text:s/></text:span><text:span text:style-name="T20_9">set</text:span><text:span text:style-name="T20_10"><text:s/></text:span><text:span text:style-name="T20_11">to</text:span><text:span text:style-name="T20_12"><text:s/></text:span><text:span text:style-name="T20_13">true</text:span><text:span text:style-name="T20_14"><text:s/></text:span><text:span text:style-name="T20_15">in</text:span><text:span text:style-name="T20_16"><text:s/></text:span><text:span text:style-name="T20_17">the</text:span><text:span text:style-name="T20_18"><text:s/></text:span><text:span text:style-name="T20_19">Constructor</text:span><text:span text:style-name="T20_20"><text:s/></text:span><text:span text:style-name="T20_21">to</text:span><text:span text:style-name="T20_22"><text:s/></text:span><text:span text:style-name="T20_23">keep</text:span><text:span text:style-name="T20_24"><text:s/></text:span><text:span text:style-name="T20_25">the</text:span><text:span text:style-name="T20_26"><text:s/></text:span><text:span text:style-name="T20_27">library</text:span><text:span text:style-name="T20_28"><text:s/></text:span><text:span text:style-name="T20_29">backwards</text:span><text:span text:style-name="T20_30"><text:s/></text:span><text:span text:style-name="T20_31">compatible</text:span><text:span text:style-name="T20_32">.<text:s/></text:span><text:span text:style-name="T20_33">If</text:span><text:span text:style-name="T20_34"><text:s/></text:span><text:span text:style-name="T20_35">this</text:span><text:span text:style-name="T20_36"><text:s/></text:span><text:span text:style-name="T20_37">flag</text:span><text:span text:style-name="T20_38"><text:s/></text:span><text:span text:style-name="T20_39">is</text:span><text:span text:style-name="T20_40"><text:s/></text:span><text:span text:style-name="T20_41">true</text:span><text:span text:style-name="T20_42"><text:s/></text:span><text:span text:style-name="T20_43">calls</text:span><text:span text:style-name="T20_44"><text:s/></text:span><text:span text:style-name="T20_45">to</text:span><text:span text:style-name="T20_46"><text:s/></text:span><text:span text:style-name="T20_47">requestTemperatures</text:span><text:span text:style-name="T20_48">(),<text:s/></text:span><text:span text:style-name="T20_49">requestTemperaturesByAddress</text:span><text:span text:style-name="T20_50">()<text:s/></text:span><text:span text:style-name="T20_51">et</text:span><text:span text:style-name="T20_52"><text:s/></text:span><text:span text:style-name="T20_53">al</text:span><text:span text:style-name="T20_54">,<text:s/></text:span><text:span text:style-name="T20_55">will</text:span><text:span text:style-name="T20_56"><text:s/></text:span><text:span text:style-name="T20_57">be</text:span><text:span text:style-name="T20_58"><text:s/></text:span><text:span text:style-name="T20_59">blocking</text:span><text:span text:style-name="T20_60"><text:s/></text:span><text:span text:style-name="T20_61">with</text:span><text:span text:style-name="T20_62"><text:s/></text:span><text:span text:style-name="T20_63">the</text:span><text:span text:style-name="T20_64"><text:s/></text:span><text:span text:style-name="T20_65">appropiate</text:span><text:span text:style-name="T20_66"><text:s/></text:span><text:span text:style-name="T20_67">time</text:span><text:span text:style-name="T20_68"><text:s/></text:span><text:span text:style-name="T20_69">specified</text:span><text:span text:style-name="T20_70"><text:s/>(</text:span><text:span text:style-name="T20_71">in</text:span><text:span text:style-name="T20_72"><text:s/></text:span><text:span text:style-name="T20_73">datasheet</text:span><text:span text:style-name="T20_74">)<text:s/></text:span><text:span text:style-name="T20_75">for</text:span><text:span text:style-name="T20_76"><text:s/></text:span><text:span text:style-name="T20_77">the</text:span><text:span text:style-name="T20_78"><text:s/></text:span><text:span text:style-name="T20_79">resolution</text:span><text:span text:style-name="T20_80"><text:s/></text:span><text:span text:style-name="T20_81">used</text:span><text:span text:style-name="T20_82">.<text:s/></text:span><text:span text:style-name="T20_83">If</text:span><text:span text:style-name="T20_84"><text:s/></text:span><text:span text:style-name="T20_85">the</text:span><text:span text:style-name="T20_86"><text:s/></text:span><text:span text:style-name="T20_87">flag</text:span><text:span text:style-name="T20_88"><text:s/></text:span><text:span text:style-name="T20_89">is</text:span><text:span text:style-name="T20_90"><text:s/></text:span><text:span text:style-name="T20_91">set</text:span><text:span text:style-name="T20_92"><text:s/></text:span><text:span text:style-name="T20_93">to</text:span><text:span text:style-name="T20_94"><text:s/></text:span><text:span text:style-name="T20_95">false</text:span><text:span text:style-name="T20_96">,<text:s/></text:span><text:span text:style-name="T20_97">requestTemperatures</text:span><text:span text:style-name="T20_98">()<text:s/></text:span><text:span text:style-name="T20_99">et</text:span><text:span text:style-name="T20_100"><text:s/></text:span><text:span text:style-name="T20_101">al</text:span><text:span text:style-name="T20_102">,<text:s/></text:span><text:span text:style-name="T20_103">will</text:span><text:span text:style-name="T20_104"><text:s/></text:span><text:span text:style-name="T20_105">return</text:span><text:span text:style-name="T20_106"><text:s/></text:span><text:span text:style-name="T20_107">immediately</text:span><text:span text:style-name="T20_108"><text:s/></text:span><text:span text:style-name="T20_109">after</text:span><text:span text:style-name="T20_110"><text:s/></text:span><text:span text:style-name="T20_111">the</text:span><text:span text:style-name="T20_112"><text:s/></text:span><text:span text:style-name="T20_113">conversion</text:span><text:span text:style-name="T20_114"><text:s/></text:span><text:span text:style-name="T20_115">command</text:span><text:span text:style-name="T20_116"><text:s/></text:span><text:span text:style-name="T20_117">is</text:span><text:span text:style-name="T20_118"><text:s/></text:span><text:span text:style-name="T20_119">send</text:span><text:span text:style-name="T20_120"><text:s/></text:span><text:span text:style-name="T20_121">over</text:span><text:span text:style-name="T20_122"><text:s/></text:span><text:span text:style-name="T20_123">the</text:span><text:span text:style-name="T20_124"><text:s/>1-</text:span><text:span text:style-name="T20_125">wire</text:span><text:span text:style-name="T20_126"><text:s/></text:span><text:span text:style-name="T20_127">interface</text:span><text:span text:style-name="T20_128">.<text:s/></text:span><text:span text:style-name="T20_129">The</text:span><text:span text:style-name="T20_130"><text:s/></text:span><text:span text:style-name="T20_131">programmer</text:span><text:span text:style-name="T20_132"><text:s/></text:span><text:span text:style-name="T20_133">is</text:span><text:span text:style-name="T20_134"><text:s/></text:span><text:span text:style-name="T20_135">responsible</text:span><text:span text:style-name="T20_136"><text:s/></text:span><text:span text:style-name="T20_137">to</text:span><text:span text:style-name="T20_138"><text:s/></text:span><text:span text:style-name="T20_139">wait</text:span><text:span text:style-name="T20_140"><text:s/></text:span><text:span text:style-name="T20_141">long</text:span><text:span text:style-name="T20_142"><text:s/></text:span><text:span text:style-name="T20_143">enough</text:span><text:span text:style-name="T20_144"><text:s/></text:span><text:span text:style-name="T20_145">before</text:span><text:span text:style-name="T20_146"><text:s/></text:span><text:span text:style-name="T20_147">reading</text:span><text:span text:style-name="T20_148"><text:s/></text:span><text:span text:style-name="T20_149">the</text:span><text:span text:style-name="T20_150"><text:s/></text:span><text:span text:style-name="T20_151">temperature</text:span><text:span text:style-name="T20_152"><text:s/></text:span><text:span text:style-name="T20_153">values</text:span><text:span text:style-name="T20_154">.<text:s/></text:span><text:span text:style-name="T20_155">This</text:span><text:span text:style-name="T20_156"><text:s/></text:span><text:span text:style-name="T20_157">enables</text:span><text:span text:style-name="T20_158"><text:s/></text:span><text:span text:style-name="T20_159">the</text:span><text:span text:style-name="T20_160"><text:s/></text:span><text:span text:style-name="T20_161">application</text:span><text:span text:style-name="T20_162"><text:s/></text:span><text:span text:style-name="T20_163">to</text:span><text:span text:style-name="T20_164"><text:s/></text:span><text:span text:style-name="T20_165">do</text:span><text:span text:style-name="T20_166"><text:s/></text:span><text:span text:style-name="T20_167">other</text:span><text:span text:style-name="T20_168"><text:s/></text:span><text:span text:style-name="T20_169">things</text:span><text:span text:style-name="T20_170"><text:s/></text:span><text:span text:style-name="T20_171">while</text:span><text:span text:style-name="T20_172"><text:s/></text:span><text:span text:style-name="T20_173">waiting</text:span><text:span text:style-name="T20_174"><text:s/></text:span><text:span text:style-name="T20_175">for</text:span><text:span text:style-name="T20_176"><text:s/></text:span><text:span text:style-name="T20_177">a</text:span><text:span text:style-name="T20_178"><text:s/></text:span><text:span text:style-name="T20_179">new</text:span><text:span text:style-name="T20_180"><text:s/></text:span><text:span text:style-name="T20_181">reading</text:span><text:span text:style-name="T20_182">,<text:s/></text:span><text:span text:style-name="T20_183">like</text:span><text:span text:style-name="T20_184"><text:s/></text:span><text:span text:style-name="T20_185">calculations</text:span><text:span text:style-name="T20_186">,<text:s/></text:span><text:span text:style-name="T20_187">update</text:span><text:span text:style-name="T20_188"><text:s/></text:span><text:span text:style-name="T20_189">LCD</text:span><text:span text:style-name="T20_190">,<text:s/></text:span><text:span text:style-name="T20_191">read</text:span><text:span text:style-name="T20_192">/</text:span><text:span text:style-name="T20_193">write</text:span><text:span text:style-name="T20_194"><text:s/></text:span><text:span text:style-name="T20_195">other</text:span><text:span text:style-name="T20_196"><text:s/></text:span><text:span text:style-name="T20_197">IO</text:span><text:span text:style-name="T20_198"><text:s/></text:span><text:span text:style-name="T20_199">lines</text:span><text:span text:style-name="T20_200"><text:s/></text:span><text:span text:style-name="T20_201">etc</text:span><text:span text:style-name="T20_202">.<text:s/></text:span><text:span text:style-name="T20_203">See</text:span><text:span text:style-name="T20_204"><text:s/></text:span><text:span text:style-name="T20_205">examples</text:span><text:span text:style-name="T20_206">.</text:span></text:p>
      <text:p text:style-name="P21"/>
      <text:p text:style-name="P22"><text:span text:style-name="T22_1">-<text:s/></text:span><text:span text:style-name="T22_2">Added</text:span><text:span text:style-name="T22_3"><text:s/>-<text:s/></text:span><text:span text:style-name="T22_4">void</text:span><text:span text:style-name="T22_5"><text:s/></text:span><text:span text:style-name="T22_6">setWaitForConversion</text:span><text:span text:style-name="T22_7">(</text:span><text:span text:style-name="T22_8">bool</text:span><text:span text:style-name="T22_9">);<text:s/></text:span></text:p>
      <text:p text:style-name="P23"><text:span text:style-name="T23_1">To</text:span><text:span text:style-name="T23_2"><text:s/></text:span><text:span text:style-name="T23_3">set</text:span><text:span text:style-name="T23_4"><text:s/></text:span><text:span text:style-name="T23_5">the</text:span><text:span text:style-name="T23_6"><text:s/></text:span><text:span text:style-name="T23_7">flag</text:span><text:span text:style-name="T23_8"><text:s/></text:span><text:span text:style-name="T23_9">to</text:span><text:span text:style-name="T23_10"><text:s/></text:span><text:span text:style-name="T23_11">true</text:span><text:span text:style-name="T23_12"><text:s/></text:span><text:span text:style-name="T23_13">or</text:span><text:span text:style-name="T23_14"><text:s/></text:span><text:span text:style-name="T23_15">false</text:span><text:span text:style-name="T23_16">,<text:s/></text:span><text:span text:style-name="T23_17">depending</text:span><text:span text:style-name="T23_18"><text:s/></text:span><text:span text:style-name="T23_19">on</text:span><text:span text:style-name="T23_20"><text:s/></text:span><text:span text:style-name="T23_21">the</text:span><text:span text:style-name="T23_22"><text:s/></text:span><text:span text:style-name="T23_23">modus</text:span><text:span text:style-name="T23_24"><text:s/></text:span><text:span text:style-name="T23_25">needed</text:span><text:span text:style-name="T23_26">.</text:span></text:p>
      <text:p text:style-name="P24"/>
      <text:p text:style-name="P25"><text:span text:style-name="T25_1">-<text:s/></text:span><text:span text:style-name="T25_2">Added</text:span><text:span text:style-name="T25_3"><text:s/>-<text:s/></text:span><text:span text:style-name="T25_4">bool</text:span><text:span text:style-name="T25_5"><text:s/></text:span><text:span text:style-name="T25_6">getWaitForConversion</text:span><text:span text:style-name="T25_7">(</text:span><text:span text:style-name="T25_8">void</text:span><text:span text:style-name="T25_9">);<text:s/></text:span></text:p>
      <text:p text:style-name="P26"><text:span text:style-name="T26_1">To</text:span><text:span text:style-name="T26_2"><text:s/></text:span><text:span text:style-name="T26_3">get</text:span><text:span text:style-name="T26_4"><text:s/></text:span><text:span text:style-name="T26_5">the</text:span><text:span text:style-name="T26_6"><text:s/></text:span><text:span text:style-name="T26_7">current</text:span><text:span text:style-name="T26_8"><text:s/></text:span><text:span text:style-name="T26_9">value</text:span><text:span text:style-name="T26_10"><text:s/></text:span><text:span text:style-name="T26_11">of</text:span><text:span text:style-name="T26_12"><text:s/></text:span><text:span text:style-name="T26_13">the</text:span><text:span text:style-name="T26_14"><text:s/></text:span><text:span text:style-name="T26_15">flag</text:span><text:span text:style-name="T26_16">.</text:span></text:p>
      <text:p text:style-name="P27"/>
      <text:p text:style-name="P28"><text:span text:style-name="T28_1">-<text:s/></text:span><text:span text:style-name="T28_2">Changed</text:span><text:span text:style-name="T28_3"><text:s/>-<text:s/></text:span><text:span text:style-name="T28_4">void</text:span><text:span text:style-name="T28_5"><text:s/></text:span><text:span text:style-name="T28_6">requestTemperatures</text:span><text:span text:style-name="T28_7">(</text:span><text:span text:style-name="T28_8">void</text:span><text:span text:style-name="T28_9">);</text:span></text:p>
      <text:p text:style-name="P29"><text:span text:style-name="T29_1">Added</text:span><text:span text:style-name="T29_2"><text:s/></text:span><text:span text:style-name="T29_3">a</text:span><text:span text:style-name="T29_4"><text:s/></text:span><text:span text:style-name="T29_5">test</text:span><text:span text:style-name="T29_6"><text:s/>(</text:span><text:span text:style-name="T29_7">false</text:span><text:span text:style-name="T29_8"><text:s/>==<text:s/></text:span><text:span text:style-name="T29_9">waitForConversion</text:span><text:span text:style-name="T29_10">)<text:s/></text:span><text:span text:style-name="T29_11">to</text:span><text:span text:style-name="T29_12"><text:s/></text:span><text:span text:style-name="T29_13">return</text:span><text:span text:style-name="T29_14"><text:s/></text:span><text:span text:style-name="T29_15">immediately</text:span><text:span text:style-name="T29_16"><text:s/></text:span><text:span text:style-name="T29_17">after</text:span><text:span text:style-name="T29_18"><text:s/></text:span><text:span text:style-name="T29_19">the</text:span><text:span text:style-name="T29_20"><text:s/></text:span><text:span text:style-name="T29_21">conversion</text:span><text:span text:style-name="T29_22"><text:s/></text:span><text:span text:style-name="T29_23">command</text:span><text:span text:style-name="T29_24"><text:s/></text:span><text:span text:style-name="T29_25">instead</text:span><text:span text:style-name="T29_26"><text:s/></text:span><text:span text:style-name="T29_27">of</text:span><text:span text:style-name="T29_28"><text:s/></text:span><text:span text:style-name="T29_29">waiting</text:span><text:span text:style-name="T29_30"><text:s/></text:span><text:span text:style-name="T29_31">until</text:span><text:span text:style-name="T29_32"><text:s/></text:span><text:span text:style-name="T29_33">the</text:span><text:span text:style-name="T29_34"><text:s/></text:span><text:span text:style-name="T29_35">conversion</text:span><text:span text:style-name="T29_36"><text:s/></text:span><text:span text:style-name="T29_37">is</text:span><text:span text:style-name="T29_38"><text:s/></text:span><text:span text:style-name="T29_39">ready</text:span><text:span text:style-name="T29_40">.</text:span></text:p>
      <text:p text:style-name="P30"><text:span text:style-name="T30_1"><text:s/></text:span></text:p>
      <text:p text:style-name="P31"><text:span text:style-name="T31_1">-<text:s/></text:span><text:span text:style-name="T31_2">Changed</text:span><text:span text:style-name="T31_3"><text:s/>-<text:s/></text:span><text:span text:style-name="T31_4">bool</text:span><text:span text:style-name="T31_5"><text:s/></text:span><text:span text:style-name="T31_6">requestTemperaturesByAddress</text:span><text:span text:style-name="T31_7">(</text:span><text:span text:style-name="T31_8">uint</text:span><text:span text:style-name="T31_9">8_</text:span><text:span text:style-name="T31_10">t</text:span><text:span text:style-name="T31_11">*);<text:s/></text:span></text:p>
      <text:p text:style-name="P32"><text:span text:style-name="T32_1">Added</text:span><text:span text:style-name="T32_2"><text:s/></text:span><text:span text:style-name="T32_3">a</text:span><text:span text:style-name="T32_4"><text:s/></text:span><text:span text:style-name="T32_5">test</text:span><text:span text:style-name="T32_6"><text:s/>(</text:span><text:span text:style-name="T32_7">false</text:span><text:span text:style-name="T32_8"><text:s/>==<text:s/></text:span><text:span text:style-name="T32_9">waitForConversion</text:span><text:span text:style-name="T32_10">)<text:s/></text:span><text:span text:style-name="T32_11">to</text:span><text:span text:style-name="T32_12"><text:s/></text:span><text:span text:style-name="T32_13">return</text:span><text:span text:style-name="T32_14"><text:s/></text:span><text:span text:style-name="T32_15">immediately</text:span><text:span text:style-name="T32_16"><text:s/></text:span><text:span text:style-name="T32_17">after</text:span><text:span text:style-name="T32_18"><text:s/></text:span><text:span text:style-name="T32_19">the</text:span><text:span text:style-name="T32_20"><text:s/></text:span><text:span text:style-name="T32_21">conversion</text:span><text:span text:style-name="T32_22"><text:s/></text:span><text:span text:style-name="T32_23">command</text:span><text:span text:style-name="T32_24"><text:s/></text:span><text:span text:style-name="T32_25">instead</text:span><text:span text:style-name="T32_26"><text:s/></text:span><text:span text:style-name="T32_27">of</text:span><text:span text:style-name="T32_28"><text:s/></text:span><text:span text:style-name="T32_29">waiting</text:span><text:span text:style-name="T32_30"><text:s/></text:span><text:span text:style-name="T32_31">until</text:span><text:span text:style-name="T32_32"><text:s/></text:span><text:span text:style-name="T32_33">the</text:span><text:span text:style-name="T32_34"><text:s/></text:span><text:span text:style-name="T32_35">conversion</text:span><text:span text:style-name="T32_36"><text:s/></text:span><text:span text:style-name="T32_37">is</text:span><text:span text:style-name="T32_38"><text:s/></text:span><text:span text:style-name="T32_39">ready</text:span><text:span text:style-name="T32_40">.</text:span></text:p>
      <text:p text:style-name="P33"/>
      <text:p text:style-name="P34"/>
      <text:p text:style-name="P35"><text:span text:style-name="T35_1"><text:s text:c="2"/></text:span><text:span text:style-name="T35_2">MINOR</text:span><text:span text:style-name="T35_3"><text:s/></text:span><text:span text:style-name="T35_4">version</text:span><text:span text:style-name="T35_5"><text:s/></text:span><text:span text:style-name="T35_6">number</text:span></text:p>
      <text:p text:style-name="P36"><text:span text:style-name="T36_1"><text:s text:c="2"/>--------------------</text:span></text:p>
      <text:p text:style-name="P37"><text:span text:style-name="T37_1">-<text:s/></text:span><text:span text:style-name="T37_2">Added</text:span><text:span text:style-name="T37_3"><text:s/>-<text:s/>#</text:span><text:span text:style-name="T37_4">define</text:span><text:span text:style-name="T37_5"><text:s/></text:span><text:span text:style-name="T37_6">DALLASTEMPLIBVERSION</text:span><text:span text:style-name="T37_7"><text:s/>"3.7.0"<text:s/></text:span></text:p>
      <text:p text:style-name="P38"><text:span text:style-name="T38_1">To</text:span><text:span text:style-name="T38_2"><text:s/></text:span><text:span text:style-name="T38_3">indicate</text:span><text:span text:style-name="T38_4"><text:s/></text:span><text:span text:style-name="T38_5">the</text:span><text:span text:style-name="T38_6"><text:s/></text:span><text:span text:style-name="T38_7">version</text:span><text:span text:style-name="T38_8"><text:s/></text:span><text:span text:style-name="T38_9">number</text:span><text:span text:style-name="T38_10"><text:s/></text:span><text:span text:style-name="T38_11">in</text:span><text:span text:style-name="T38_12"><text:s/>.</text:span><text:span text:style-name="T38_13">h</text:span><text:span text:style-name="T38_14"><text:s/></text:span><text:span text:style-name="T38_15">file</text:span><text:span text:style-name="T38_16"><text:s/></text:span></text:p>
      <text:p text:style-name="P39"><text:span text:style-name="T39_1"><text:s text:c="2"/></text:span></text:p>
      <text:p text:style-name="P40"><text:span text:style-name="T40_1"><text:s text:c="2"/></text:span></text:p>
      <text:p text:style-name="P41"><text:span text:style-name="T41_1"><text:s text:c="2"/></text:span><text:span text:style-name="T41_2">MINOR</text:span><text:span text:style-name="T41_3"><text:s/></text:span><text:span text:style-name="T41_4">internal</text:span><text:span text:style-name="T41_5"><text:s/></text:span><text:span text:style-name="T41_6">var</text:span><text:span text:style-name="T41_7"><text:s/></text:span><text:span text:style-name="T41_8">bitResolution</text:span></text:p>
      <text:p text:style-name="P42"><text:span text:style-name="T42_1"><text:s text:c="2"/>----------------------------</text:span></text:p>
      <text:p text:style-name="P43"><text:span text:style-name="T43_1">-<text:s/></text:span><text:span text:style-name="T43_2">Changed</text:span><text:span text:style-name="T43_3"><text:s/>-<text:s/></text:span><text:span text:style-name="T43_4">private</text:span><text:span text:style-name="T43_5"><text:s/></text:span><text:span text:style-name="T43_6">int</text:span><text:span text:style-name="T43_7"><text:s/></text:span><text:span text:style-name="T43_8">conversionDelay</text:span><text:span text:style-name="T43_9"><text:s/>-<text:s/></text:span><text:span text:style-name="T43_10">is</text:span><text:span text:style-name="T43_11"><text:s/></text:span><text:span text:style-name="T43_12">renamed</text:span><text:span text:style-name="T43_13"><text:s/></text:span><text:span text:style-name="T43_14">to</text:span><text:span text:style-name="T43_15"><text:s/>-<text:s/></text:span><text:span text:style-name="T43_16">private</text:span><text:span text:style-name="T43_17"><text:s/></text:span><text:span text:style-name="T43_18">int</text:span><text:span text:style-name="T43_19"><text:s/></text:span><text:span text:style-name="T43_20">bitResolution</text:span></text:p>
      <text:p text:style-name="P44"><text:span text:style-name="T44_1">As</text:span><text:span text:style-name="T44_2"><text:s/></text:span><text:span text:style-name="T44_3">this</text:span><text:span text:style-name="T44_4"><text:s/></text:span><text:span text:style-name="T44_5">variable</text:span><text:span text:style-name="T44_6"><text:s/></text:span><text:span text:style-name="T44_7">holds</text:span><text:span text:style-name="T44_8"><text:s/></text:span><text:span text:style-name="T44_9">the</text:span><text:span text:style-name="T44_10"><text:s/></text:span><text:span text:style-name="T44_11">resolution</text:span><text:span text:style-name="T44_12">.<text:s/></text:span><text:span text:style-name="T44_13">The</text:span><text:span text:style-name="T44_14"><text:s/></text:span><text:span text:style-name="T44_15">delay</text:span><text:span text:style-name="T44_16"><text:s/></text:span><text:span text:style-name="T44_17">for</text:span><text:span text:style-name="T44_18"><text:s/></text:span><text:span text:style-name="T44_19">the</text:span><text:span text:style-name="T44_20"><text:s/></text:span><text:span text:style-name="T44_21">conversion</text:span><text:span text:style-name="T44_22"><text:s/></text:span><text:span text:style-name="T44_23">is</text:span><text:span text:style-name="T44_24"><text:s/></text:span><text:span text:style-name="T44_25">derived</text:span><text:span text:style-name="T44_26"><text:s/></text:span><text:span text:style-name="T44_27">from</text:span><text:span text:style-name="T44_28"><text:s/></text:span><text:span text:style-name="T44_29">it</text:span><text:span text:style-name="T44_30">.</text:span></text:p>
      <text:p text:style-name="P45"/>
      <text:p text:style-name="P46"><text:span text:style-name="T46_1">-<text:s/></text:span><text:span text:style-name="T46_2">Changed</text:span><text:span text:style-name="T46_3"><text:s/>-<text:s/></text:span><text:span text:style-name="T46_4">uint</text:span><text:span text:style-name="T46_5">8_</text:span><text:span text:style-name="T46_6">t</text:span><text:span text:style-name="T46_7"><text:s/></text:span><text:span text:style-name="T46_8">getResolution</text:span><text:span text:style-name="T46_9">(</text:span><text:span text:style-name="T46_10">uint</text:span><text:span text:style-name="T46_11">8_</text:span><text:span text:style-name="T46_12">t</text:span><text:span text:style-name="T46_13">*<text:s/></text:span><text:span text:style-name="T46_14">deviceAddress</text:span><text:span text:style-name="T46_15">);</text:span></text:p>
      <text:p text:style-name="P47"><text:span text:style-name="T47_1">If</text:span><text:span text:style-name="T47_2"><text:s/></text:span><text:span text:style-name="T47_3">the</text:span><text:span text:style-name="T47_4"><text:s/></text:span><text:span text:style-name="T47_5">device</text:span><text:span text:style-name="T47_6"><text:s/></text:span><text:span text:style-name="T47_7">is</text:span><text:span text:style-name="T47_8"><text:s/></text:span><text:span text:style-name="T47_9">not</text:span><text:span text:style-name="T47_10"><text:s/></text:span><text:span text:style-name="T47_11">connected</text:span><text:span text:style-name="T47_12">,<text:s/></text:span><text:span text:style-name="T47_13">it</text:span><text:span text:style-name="T47_14"><text:s/></text:span><text:span text:style-name="T47_15">returns</text:span><text:span text:style-name="T47_16"><text:s/>0,<text:s/></text:span><text:span text:style-name="T47_17">otherwise</text:span><text:span text:style-name="T47_18"><text:s/></text:span><text:span text:style-name="T47_19">it</text:span><text:span text:style-name="T47_20"><text:s/></text:span><text:span text:style-name="T47_21">returns</text:span><text:span text:style-name="T47_22"><text:s/></text:span><text:span text:style-name="T47_23">the</text:span><text:span text:style-name="T47_24"><text:s/></text:span><text:span text:style-name="T47_25">resolution</text:span><text:span text:style-name="T47_26"><text:s/></text:span><text:span text:style-name="T47_27">of</text:span><text:span text:style-name="T47_28"><text:s/></text:span><text:span text:style-name="T47_29">the</text:span><text:span text:style-name="T47_30"><text:s/></text:span><text:span text:style-name="T47_31">device</text:span><text:span text:style-name="T47_32">.</text:span></text:p>
      <text:p text:style-name="P48"/>
      <text:p text:style-name="P49"><text:span text:style-name="T49_1">-<text:s/></text:span><text:span text:style-name="T49_2">Changed</text:span><text:span text:style-name="T49_3"><text:s/>-<text:s/></text:span><text:span text:style-name="T49_4">bool</text:span><text:span text:style-name="T49_5"><text:s/></text:span><text:span text:style-name="T49_6">setResolution</text:span><text:span text:style-name="T49_7">(</text:span><text:span text:style-name="T49_8">uint</text:span><text:span text:style-name="T49_9">8_</text:span><text:span text:style-name="T49_10">t</text:span><text:span text:style-name="T49_11">*<text:s/></text:span><text:span text:style-name="T49_12">deviceAddress</text:span><text:span text:style-name="T49_13">,<text:s/></text:span><text:span text:style-name="T49_14">uint</text:span><text:span text:style-name="T49_15">8_</text:span><text:span text:style-name="T49_16">t</text:span><text:span text:style-name="T49_17"><text:s/></text:span><text:span text:style-name="T49_18">newResolution</text:span><text:span text:style-name="T49_19">);</text:span></text:p>
      <text:p text:style-name="P50"><text:span text:style-name="T50_1">If</text:span><text:span text:style-name="T50_2"><text:s/></text:span><text:span text:style-name="T50_3">the</text:span><text:span text:style-name="T50_4"><text:s/></text:span><text:span text:style-name="T50_5">device</text:span><text:span text:style-name="T50_6"><text:s/></text:span><text:span text:style-name="T50_7">is</text:span><text:span text:style-name="T50_8"><text:s/></text:span><text:span text:style-name="T50_9">not</text:span><text:span text:style-name="T50_10"><text:s/></text:span><text:span text:style-name="T50_11">connected</text:span><text:span text:style-name="T50_12">,<text:s/></text:span><text:span text:style-name="T50_13">it</text:span><text:span text:style-name="T50_14"><text:s/></text:span><text:span text:style-name="T50_15">returns</text:span><text:span text:style-name="T50_16"><text:s/></text:span><text:span text:style-name="T50_17">FALSE</text:span><text:span text:style-name="T50_18"><text:s/>(</text:span><text:span text:style-name="T50_19">fail</text:span><text:span text:style-name="T50_20">),<text:s/></text:span><text:span text:style-name="T50_21">otherwise</text:span><text:span text:style-name="T50_22"><text:s/></text:span><text:span text:style-name="T50_23">it</text:span><text:span text:style-name="T50_24"><text:s/></text:span><text:span text:style-name="T50_25">returns</text:span><text:span text:style-name="T50_26"><text:s/></text:span><text:span text:style-name="T50_27">TRUE</text:span><text:span text:style-name="T50_28"><text:s/>(</text:span><text:span text:style-name="T50_29">succes</text:span><text:span text:style-name="T50_30">).</text:span></text:p>
      <text:p text:style-name="P51"/>
      <text:p text:style-name="P52"><text:span text:style-name="T52_1">-<text:s/></text:span><text:span text:style-name="T52_2">Added</text:span><text:span text:style-name="T52_3"><text:s/>-<text:s/></text:span><text:span text:style-name="T52_4">uint</text:span><text:span text:style-name="T52_5">8_</text:span><text:span text:style-name="T52_6">t</text:span><text:span text:style-name="T52_7"><text:s/></text:span><text:span text:style-name="T52_8">getResolution</text:span><text:span text:style-name="T52_9">();</text:span></text:p>
      <text:p text:style-name="P53"><text:span text:style-name="T53_1">Returns</text:span><text:span text:style-name="T53_2"><text:s/></text:span><text:span text:style-name="T53_3">bitResolution</text:span><text:span text:style-name="T53_4">.</text:span></text:p>
      <text:p text:style-name="P54"/>
      <text:p text:style-name="P55"><text:span text:style-name="T55_1">-<text:s/></text:span><text:span text:style-name="T55_2">Added</text:span><text:span text:style-name="T55_3"><text:s/>-<text:s/></text:span><text:span text:style-name="T55_4">void</text:span><text:span text:style-name="T55_5"><text:s/></text:span><text:span text:style-name="T55_6">setResolution</text:span><text:span text:style-name="T55_7">(</text:span><text:span text:style-name="T55_8">uint</text:span><text:span text:style-name="T55_9">8_</text:span><text:span text:style-name="T55_10">t</text:span><text:span text:style-name="T55_11"><text:s/></text:span><text:span text:style-name="T55_12">newResolution</text:span><text:span text:style-name="T55_13">)</text:span></text:p>
      <text:p text:style-name="P56"><text:span text:style-name="T56_1">Sets</text:span><text:span text:style-name="T56_2"><text:s/></text:span><text:span text:style-name="T56_3">the</text:span><text:span text:style-name="T56_4"><text:s/></text:span><text:span text:style-name="T56_5">internal</text:span><text:span text:style-name="T56_6"><text:s/></text:span><text:span text:style-name="T56_7">variable</text:span><text:span text:style-name="T56_8"><text:s/></text:span><text:span text:style-name="T56_9">bitResolution</text:span><text:span text:style-name="T56_10">,<text:s/></text:span><text:span text:style-name="T56_11">and</text:span><text:span text:style-name="T56_12"><text:s/></text:span><text:span text:style-name="T56_13">all</text:span><text:span text:style-name="T56_14"><text:s/></text:span><text:span text:style-name="T56_15">devices</text:span><text:span text:style-name="T56_16"><text:s/></text:span><text:span text:style-name="T56_17">to</text:span><text:span text:style-name="T56_18"><text:s/></text:span><text:span text:style-name="T56_19">this</text:span><text:span text:style-name="T56_20"><text:s/></text:span><text:span text:style-name="T56_21">value</text:span></text:p>
      <text:p text:style-name="P57"/>
      <text:p text:style-name="P58"/>
      <text:p text:style-name="P59"><text:span text:style-name="T59_1"><text:s text:c="2"/></text:span><text:span text:style-name="T59_2">MINOR</text:span><text:span text:style-name="T59_3"><text:s/></text:span><text:span text:style-name="T59_4">check</text:span><text:span text:style-name="T59_5"><text:s/></text:span><text:span text:style-name="T59_6">connected</text:span><text:span text:style-name="T59_7"><text:s/></text:span><text:span text:style-name="T59_8">state</text:span></text:p>
      <text:p text:style-name="P60"><text:span text:style-name="T60_1"><text:s text:c="2"/>----------------------------</text:span></text:p>
      <text:p text:style-name="P61"><text:span text:style-name="T61_1">-<text:s/></text:span><text:span text:style-name="T61_2">Changed</text:span><text:span text:style-name="T61_3"><text:s/>-<text:s/></text:span><text:span text:style-name="T61_4">bool</text:span><text:span text:style-name="T61_5"><text:s/></text:span><text:span text:style-name="T61_6">requestTemperaturesByIndex</text:span><text:span text:style-name="T61_7">(</text:span><text:span text:style-name="T61_8">deviceIndex</text:span><text:span text:style-name="T61_9">)<text:s/></text:span></text:p>
      <text:p text:style-name="P62"><text:span text:style-name="T62_1">Changed</text:span><text:span text:style-name="T62_2"><text:s/></text:span><text:span text:style-name="T62_3">return</text:span><text:span text:style-name="T62_4"><text:s/></text:span><text:span text:style-name="T62_5">type</text:span><text:span text:style-name="T62_6"><text:s/></text:span><text:span text:style-name="T62_7">from</text:span><text:span text:style-name="T62_8"><text:s/></text:span><text:span text:style-name="T62_9">void</text:span><text:span text:style-name="T62_10"><text:s/></text:span><text:span text:style-name="T62_11">to</text:span><text:span text:style-name="T62_12"><text:s/></text:span><text:span text:style-name="T62_13">bool</text:span><text:span text:style-name="T62_14">.<text:s/></text:span><text:span text:style-name="T62_15">The</text:span><text:span text:style-name="T62_16"><text:s/></text:span><text:span text:style-name="T62_17">function</text:span><text:span text:style-name="T62_18"><text:s/></text:span><text:span text:style-name="T62_19">returns</text:span><text:span text:style-name="T62_20"><text:s/></text:span><text:span text:style-name="T62_21">false</text:span><text:span text:style-name="T62_22"><text:s/></text:span><text:span text:style-name="T62_23">if</text:span><text:span text:style-name="T62_24"><text:s/></text:span><text:span text:style-name="T62_25">the</text:span><text:span text:style-name="T62_26"><text:s/></text:span><text:span text:style-name="T62_27">device</text:span><text:span text:style-name="T62_28"><text:s/></text:span><text:span text:style-name="T62_29">identified</text:span><text:span text:style-name="T62_30"><text:s/></text:span><text:span text:style-name="T62_31">with</text:span><text:span text:style-name="T62_32"><text:s/>[</text:span><text:span text:style-name="T62_33">deviceIndex</text:span><text:span text:style-name="T62_34">]<text:s/></text:span><text:span text:style-name="T62_35">is</text:span><text:span text:style-name="T62_36"><text:s/></text:span><text:span text:style-name="T62_37">not</text:span><text:span text:style-name="T62_38"><text:s/></text:span><text:span text:style-name="T62_39">found</text:span><text:span text:style-name="T62_40"><text:s/></text:span><text:span text:style-name="T62_41">on</text:span><text:span text:style-name="T62_42"><text:s/></text:span><text:span text:style-name="T62_43">the</text:span><text:span text:style-name="T62_44"><text:s/></text:span><text:span text:style-name="T62_45">bus</text:span><text:span text:style-name="T62_46"><text:s/></text:span><text:span text:style-name="T62_47">and</text:span><text:span text:style-name="T62_48"><text:s/></text:span><text:span text:style-name="T62_49">true</text:span><text:span text:style-name="T62_50"><text:s/></text:span><text:span text:style-name="T62_51">otherwise</text:span><text:span text:style-name="T62_52">.</text:span></text:p>
      <text:p text:style-name="P63"/>
      <text:p text:style-name="P64"><text:span text:style-name="T64_1">-<text:s/></text:span><text:span text:style-name="T64_2">Changed</text:span><text:span text:style-name="T64_3"><text:s/>-<text:s/></text:span><text:span text:style-name="T64_4">bool</text:span><text:span text:style-name="T64_5"><text:s/></text:span><text:span text:style-name="T64_6">requestTemperaturesByAddress</text:span><text:span text:style-name="T64_7">(</text:span><text:span text:style-name="T64_8">deviceAddress</text:span><text:span text:style-name="T64_9">)</text:span></text:p>
      <text:p text:style-name="P65"><text:span text:style-name="T65_1">Changed</text:span><text:span text:style-name="T65_2"><text:s/></text:span><text:span text:style-name="T65_3">return</text:span><text:span text:style-name="T65_4"><text:s/></text:span><text:span text:style-name="T65_5">type</text:span><text:span text:style-name="T65_6"><text:s/></text:span><text:span text:style-name="T65_7">from</text:span><text:span text:style-name="T65_8"><text:s/></text:span><text:span text:style-name="T65_9">void</text:span><text:span text:style-name="T65_10"><text:s/></text:span><text:span text:style-name="T65_11">to</text:span><text:span text:style-name="T65_12"><text:s/></text:span><text:span text:style-name="T65_13">bool</text:span><text:span text:style-name="T65_14">.<text:s/></text:span><text:span text:style-name="T65_15">The</text:span><text:span text:style-name="T65_16"><text:s/></text:span><text:span text:style-name="T65_17">function</text:span><text:span text:style-name="T65_18"><text:s/></text:span><text:span text:style-name="T65_19">returns</text:span><text:span text:style-name="T65_20"><text:s/></text:span><text:span text:style-name="T65_21">false</text:span><text:span text:style-name="T65_22"><text:s/></text:span><text:span text:style-name="T65_23">if</text:span><text:span text:style-name="T65_24"><text:s/></text:span><text:span text:style-name="T65_25">the</text:span><text:span text:style-name="T65_26"><text:s/></text:span><text:span text:style-name="T65_27">device</text:span><text:span text:style-name="T65_28"><text:s/></text:span><text:span text:style-name="T65_29">identified</text:span><text:span text:style-name="T65_30"><text:s/></text:span><text:span text:style-name="T65_31">with</text:span><text:span text:style-name="T65_32"><text:s/>[</text:span><text:span text:style-name="T65_33">deviceAddress</text:span><text:span text:style-name="T65_34">]<text:s/></text:span><text:span text:style-name="T65_35">is</text:span><text:span text:style-name="T65_36"><text:s/></text:span><text:span text:style-name="T65_37">not</text:span><text:span text:style-name="T65_38"><text:s/></text:span><text:span text:style-name="T65_39">found</text:span><text:span text:style-name="T65_40"><text:s/></text:span><text:span text:style-name="T65_41">on</text:span><text:span text:style-name="T65_42"><text:s/></text:span><text:span text:style-name="T65_43">the</text:span><text:span text:style-name="T65_44"><text:s/></text:span><text:span text:style-name="T65_45">bus</text:span><text:span text:style-name="T65_46"><text:s/></text:span><text:span text:style-name="T65_47">and</text:span><text:span text:style-name="T65_48"><text:s/></text:span><text:span text:style-name="T65_49">true</text:span><text:span text:style-name="T65_50"><text:s/></text:span><text:span text:style-name="T65_51">otherwise</text:span><text:span text:style-name="T65_52">.</text:span></text:p>
      <text:p text:style-name="P66"><text:span text:style-name="T66_1">Added</text:span><text:span text:style-name="T66_2"><text:s/></text:span><text:span text:style-name="T66_3">code</text:span><text:span text:style-name="T66_4"><text:s/></text:span><text:span text:style-name="T66_5">to</text:span><text:span text:style-name="T66_6"><text:s/></text:span><text:span text:style-name="T66_7">handle</text:span><text:span text:style-name="T66_8"><text:s/></text:span><text:span text:style-name="T66_9">the</text:span><text:span text:style-name="T66_10"><text:s/></text:span><text:span text:style-name="T66_11">DS</text:span><text:span text:style-name="T66_12">18</text:span><text:span text:style-name="T66_13">S</text:span><text:span text:style-name="T66_14">20<text:s/></text:span><text:span text:style-name="T66_15">which</text:span><text:span text:style-name="T66_16"><text:s/></text:span><text:span text:style-name="T66_17">has</text:span><text:span text:style-name="T66_18"><text:s/></text:span><text:span text:style-name="T66_19">a</text:span><text:span text:style-name="T66_20"><text:s/>9<text:s/></text:span><text:span text:style-name="T66_21">bit</text:span><text:span text:style-name="T66_22"><text:s/></text:span><text:span text:style-name="T66_23">resolution</text:span><text:span text:style-name="T66_24"><text:s/></text:span><text:span text:style-name="T66_25">separately</text:span><text:span text:style-name="T66_26">.</text:span></text:p>
      <text:p text:style-name="P67"><text:span text:style-name="T67_1">Changed</text:span><text:span text:style-name="T67_2"><text:s/></text:span><text:span text:style-name="T67_3">code</text:span><text:span text:style-name="T67_4"><text:s/></text:span><text:span text:style-name="T67_5">so</text:span><text:span text:style-name="T67_6"><text:s/></text:span><text:span text:style-name="T67_7">the</text:span><text:span text:style-name="T67_8"><text:s/></text:span><text:span text:style-name="T67_9">blocking</text:span><text:span text:style-name="T67_10"><text:s/></text:span><text:span text:style-name="T67_11">delay</text:span><text:span text:style-name="T67_12"><text:s/></text:span><text:span text:style-name="T67_13">matches</text:span><text:span text:style-name="T67_14"><text:s/></text:span><text:span text:style-name="T67_15">the</text:span><text:span text:style-name="T67_16"><text:s/></text:span><text:span text:style-name="T67_17">bitResolution</text:span><text:span text:style-name="T67_18"><text:s/></text:span><text:span text:style-name="T67_19">set</text:span><text:span text:style-name="T67_20"><text:s/></text:span><text:span text:style-name="T67_21">in</text:span><text:span text:style-name="T67_22"><text:s/></text:span><text:span text:style-name="T67_23">the</text:span><text:span text:style-name="T67_24"><text:s/></text:span><text:span text:style-name="T67_25">device</text:span><text:span text:style-name="T67_26"><text:s/></text:span><text:span text:style-name="T67_27">with</text:span><text:span text:style-name="T67_28"><text:s/></text:span><text:span text:style-name="T67_29">deviceAddress</text:span><text:span text:style-name="T67_30">.</text:span></text:p>
      <text:p text:style-name="P68"/>
      <text:p text:style-name="P69"><text:span text:style-name="T69_1">-<text:s/></text:span><text:span text:style-name="T69_2">Changed</text:span><text:span text:style-name="T69_3"><text:s/>-<text:s/></text:span><text:span text:style-name="T69_4">bool</text:span><text:span text:style-name="T69_5"><text:s/></text:span><text:span text:style-name="T69_6">requestTemperaturesByIndex</text:span><text:span text:style-name="T69_7">(</text:span><text:span text:style-name="T69_8">uint</text:span><text:span text:style-name="T69_9">8_</text:span><text:span text:style-name="T69_10">t</text:span><text:span text:style-name="T69_11"><text:s/></text:span><text:span text:style-name="T69_12">deviceIndex</text:span><text:span text:style-name="T69_13">)</text:span></text:p>
      <text:p text:style-name="P70"><text:span text:style-name="T70_1">Changed</text:span><text:span text:style-name="T70_2"><text:s/></text:span><text:span text:style-name="T70_3">return</text:span><text:span text:style-name="T70_4"><text:s/></text:span><text:span text:style-name="T70_5">type</text:span><text:span text:style-name="T70_6"><text:s/></text:span><text:span text:style-name="T70_7">from</text:span><text:span text:style-name="T70_8"><text:s/></text:span><text:span text:style-name="T70_9">void</text:span><text:span text:style-name="T70_10"><text:s/></text:span><text:span text:style-name="T70_11">to</text:span><text:span text:style-name="T70_12"><text:s/></text:span><text:span text:style-name="T70_13">bool</text:span><text:span text:style-name="T70_14">.<text:s/></text:span><text:span text:style-name="T70_15">The</text:span><text:span text:style-name="T70_16"><text:s/></text:span><text:span text:style-name="T70_17">function</text:span><text:span text:style-name="T70_18"><text:s/></text:span><text:span text:style-name="T70_19">returns</text:span><text:span text:style-name="T70_20"><text:s/></text:span><text:span text:style-name="T70_21">false</text:span><text:span text:style-name="T70_22"><text:s/></text:span><text:span text:style-name="T70_23">if</text:span><text:span text:style-name="T70_24"><text:s/></text:span><text:span text:style-name="T70_25">the</text:span><text:span text:style-name="T70_26"><text:s/></text:span><text:span text:style-name="T70_27">device</text:span><text:span text:style-name="T70_28"><text:s/></text:span><text:span text:style-name="T70_29">identified</text:span><text:span text:style-name="T70_30"><text:s/></text:span><text:span text:style-name="T70_31">with</text:span><text:span text:style-name="T70_32"><text:s/>[</text:span><text:span text:style-name="T70_33">deviceIndex</text:span><text:span text:style-name="T70_34">]<text:s/></text:span><text:span text:style-name="T70_35">is</text:span><text:span text:style-name="T70_36"><text:s/></text:span><text:span text:style-name="T70_37">not</text:span><text:span text:style-name="T70_38"><text:s/></text:span><text:span text:style-name="T70_39">found</text:span><text:span text:style-name="T70_40"><text:s/></text:span><text:span text:style-name="T70_41">on</text:span><text:span text:style-name="T70_42"><text:s/></text:span><text:span text:style-name="T70_43">the</text:span><text:span text:style-name="T70_44"><text:s/></text:span><text:span text:style-name="T70_45">bus</text:span><text:span text:style-name="T70_46"><text:s/></text:span><text:span text:style-name="T70_47">and</text:span><text:span text:style-name="T70_48"><text:s/></text:span><text:span text:style-name="T70_49">true</text:span><text:span text:style-name="T70_50"><text:s/></text:span><text:span text:style-name="T70_51">otherwise</text:span><text:span text:style-name="T70_52">.</text:span></text:p>
      <text:p text:style-name="P71"/>
      <text:p text:style-name="P72"/>
      <text:p text:style-name="P73"/>
      <text:p text:style-name="P74"><text:span text:style-name="T74_1">VERSION</text:span><text:span text:style-name="T74_2"><text:s/>3.6.0</text:span></text:p>
      <text:p text:style-name="P75"><text:span text:style-name="T75_1">==============</text:span></text:p>
      <text:p text:style-name="P76"><text:span text:style-name="T76_1">DATE</text:span><text:span text:style-name="T76_2">:<text:s/>2010-10-10</text:span></text:p>
      <text:p text:style-name="P77"/>
      <text:p text:style-name="P78"><text:span text:style-name="T78_1">-<text:s/></text:span><text:span text:style-name="T78_2">no</text:span><text:span text:style-name="T78_3"><text:s/></text:span><text:span text:style-name="T78_4">detailed</text:span><text:span text:style-name="T78_5"><text:s/></text:span><text:span text:style-name="T78_6">change</text:span><text:span text:style-name="T78_7"><text:s/></text:span><text:span text:style-name="T78_8">history</text:span><text:span text:style-name="T78_9"><text:s/></text:span><text:span text:style-name="T78_10">known</text:span><text:span text:style-name="T78_11"><text:s/></text:span><text:span text:style-name="T78_12">except</text:span><text:span text:style-name="T78_13">:</text:span></text:p>
      <text:p text:style-name="P79"/>
      <text:p text:style-name="P80"><text:span text:style-name="T80_1">-<text:s/></text:span><text:span text:style-name="T80_2">The</text:span><text:span text:style-name="T80_3"><text:s/></text:span><text:span text:style-name="T80_4">OneWire</text:span><text:span text:style-name="T80_5"><text:s/></text:span><text:span text:style-name="T80_6">code</text:span><text:span text:style-name="T80_7"><text:s/></text:span><text:span text:style-name="T80_8">has</text:span><text:span text:style-name="T80_9"><text:s/></text:span><text:span text:style-name="T80_10">been</text:span><text:span text:style-name="T80_11"><text:s/></text:span><text:span text:style-name="T80_12">derived</text:span><text:span text:style-name="T80_13"><text:s/></text:span><text:span text:style-name="T80_14">from</text:span></text:p>
      <text:p text:style-name="P81"><text:span text:style-name="T81_1">http</text:span><text:span text:style-name="T81_2">://</text:span><text:span text:style-name="T81_3">www</text:span><text:span text:style-name="T81_4">.</text:span><text:span text:style-name="T81_5">arduino</text:span><text:span text:style-name="T81_6">.</text:span><text:span text:style-name="T81_7">cc</text:span><text:span text:style-name="T81_8">/</text:span><text:span text:style-name="T81_9">playground</text:span><text:span text:style-name="T81_10">/</text:span><text:span text:style-name="T81_11">Learning</text:span><text:span text:style-name="T81_12">/</text:span><text:span text:style-name="T81_13">OneWire</text:span><text:span text:style-name="T81_14">.</text:span></text:p>
      <text:p text:style-name="P82"><text:span text:style-name="T82_1">-<text:s/></text:span><text:span text:style-name="T82_2">Miles</text:span><text:span text:style-name="T82_3"><text:s/></text:span><text:span text:style-name="T82_4">Burton</text:span><text:span text:style-name="T82_5"><text:s/>&lt;</text:span><text:span text:style-name="T82_6">miles</text:span><text:span text:style-name="T82_7">@</text:span><text:span text:style-name="T82_8">mnetcs</text:span><text:span text:style-name="T82_9">.</text:span><text:span text:style-name="T82_10">com</text:span><text:span text:style-name="T82_11">&gt;<text:s/></text:span><text:span text:style-name="T82_12">originally</text:span><text:span text:style-name="T82_13"><text:s/></text:span><text:span text:style-name="T82_14">developed</text:span><text:span text:style-name="T82_15"><text:s/></text:span><text:span text:style-name="T82_16">this</text:span><text:span text:style-name="T82_17"><text:s/></text:span><text:span text:style-name="T82_18">library</text:span><text:span text:style-name="T82_19">.</text:span></text:p>
      <text:p text:style-name="P83"><text:span text:style-name="T83_1">-<text:s/></text:span><text:span text:style-name="T83_2">Tim</text:span><text:span text:style-name="T83_3"><text:s/></text:span><text:span text:style-name="T83_4">Newsome</text:span><text:span text:style-name="T83_5"><text:s/>&lt;</text:span><text:span text:style-name="T83_6">nuisance</text:span><text:span text:style-name="T83_7">@</text:span><text:span text:style-name="T83_8">casualhacker</text:span><text:span text:style-name="T83_9">.</text:span><text:span text:style-name="T83_10">net</text:span><text:span text:style-name="T83_11">&gt;<text:s/></text:span><text:span text:style-name="T83_12">added</text:span><text:span text:style-name="T83_13"><text:s/></text:span><text:span text:style-name="T83_14">support</text:span><text:span text:style-name="T83_15"><text:s/></text:span><text:span text:style-name="T83_16">for</text:span><text:span text:style-name="T83_17"><text:s/></text:span><text:span text:style-name="T83_18">multiple</text:span><text:span text:style-name="T83_19"><text:s/></text:span><text:span text:style-name="T83_20">sensors</text:span><text:span text:style-name="T83_21"><text:s/></text:span><text:span text:style-name="T83_22">on</text:span></text:p>
      <text:p text:style-name="P84"><text:span text:style-name="T84_1">the</text:span><text:span text:style-name="T84_2"><text:s/></text:span><text:span text:style-name="T84_3">same</text:span><text:span text:style-name="T84_4"><text:s/></text:span><text:span text:style-name="T84_5">bus</text:span><text:span text:style-name="T84_6">.</text:span></text:p>
      <text:p text:style-name="P85"><text:span text:style-name="T85_1">-<text:s/></text:span><text:span text:style-name="T85_2">Guil</text:span><text:span text:style-name="T85_3"><text:s/></text:span><text:span text:style-name="T85_4">Barros</text:span><text:span text:style-name="T85_5"><text:s/>[</text:span><text:span text:style-name="T85_6">gfbarros</text:span><text:span text:style-name="T85_7">@</text:span><text:span text:style-name="T85_8">bappos</text:span><text:span text:style-name="T85_9">.</text:span><text:span text:style-name="T85_10">com</text:span><text:span text:style-name="T85_11">]<text:s/></text:span><text:span text:style-name="T85_12">added</text:span><text:span text:style-name="T85_13"><text:s/></text:span><text:span text:style-name="T85_14">getTempByAddress</text:span><text:span text:style-name="T85_15"><text:s/>(</text:span><text:span text:style-name="T85_16">v</text:span><text:span text:style-name="T85_17">3.5)</text:span></text:p>
      <text:p text:style-name="P8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